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A0000011E758A8496E0148AA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top" draw:auto-grow-height="false" fo:min-height="3.751cm" fo:min-width="3.156cm"/>
      <style:paragraph-properties style:writing-mode="lr-tb"/>
    </style:style>
    <style:style style:name="gr2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77bc65" draw:textarea-horizontal-align="justify" draw:textarea-vertical-align="middle" draw:auto-grow-height="false" fo:min-height="0.456cm" fo:min-width="2.223cm"/>
      <style:paragraph-properties style:writing-mode="lr-tb"/>
    </style:style>
    <style:style style:name="gr4" style:family="graphic" style:parent-style-name="standard">
      <style:graphic-properties draw:fill-color="#ec9ba4" draw:textarea-horizontal-align="justify" draw:textarea-vertical-align="middle" draw:auto-grow-height="false" fo:min-height="0.456cm" fo:min-width="2.22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5.797cm" fo:min-width="2.31cm"/>
      <style:paragraph-properties style:writing-mode="lr-tb"/>
    </style:style>
    <style:style style:name="gr6" style:family="graphic" style:parent-style-name="standard">
      <style:graphic-properties draw:fill-color="#77bc65" draw:textarea-horizontal-align="justify" draw:textarea-vertical-align="middle" draw:auto-grow-height="false" fo:min-height="0.456cm" fo:min-width="2.224cm"/>
      <style:paragraph-properties style:writing-mode="lr-tb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-color="#77bc65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-color="#ec9ba4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4.245cm" svg:height="5.997cm" svg:x="0.991cm" svg:y="0.71cm">
              <text:p text:style-name="P1"><text:span text:style-name="T1">Set of Documents</text:span></text:p>
    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  </draw:custom-shape>
            <draw:frame draw:style-name="gr2" draw:text-style-name="P2" draw:layer="layout" svg:width="3.114cm" svg:height="1.488cm" svg:x="1.274cm" svg:y="3.808cm">
              <draw:image xlink:href="Pictures/10000001000002EA0000011E758A8496E0148AA1.png" xlink:type="simple" xlink:show="embed" xlink:actuate="onLoad" draw:mime-type="image/png">
                <text:p/>
              </draw:image>
            </draw:frame>
          </draw:g>
          <draw:custom-shape draw:style-name="gr3" draw:text-style-name="P4" draw:layer="layout" svg:width="3.112cm" svg:height="1.411cm" svg:x="5.52cm" svg:y="4.627cm">
            <text:p text:style-name="P3"><text:span text:style-name="T2">Document 2</text:span></text:p>
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5" draw:layer="layout" svg:width="3.113cm" svg:height="1.411cm" svg:x="5.519cm" svg:y="0.95cm">
            <text:p text:style-name="P3"><text:span text:style-name="T2">Document 1</text:span></text:p>
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1" draw:layer="layout" svg:width="3.114cm" svg:height="6.351cm" svg:x="9.198cm" svg:y="0.356cm">
            <text:p text:style-name="P1"><text:span text:style-name="T1">Feature Extractor(s)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3.113cm" svg:height="1.411cm" svg:x="13.161cm" svg:y="0.95cm">
            <text:p text:style-name="P3"><text:span text:style-name="T2">Feature Vector 1</text:span></text:p>
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4" draw:layer="layout" svg:width="3.113cm" svg:height="1.411cm" svg:x="13.161cm" svg:y="4.627cm">
            <text:p text:style-name="P3"><text:span text:style-name="T2">Feature Vector 2</text:span></text:p>
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1" draw:layer="layout" svg:width="3.114cm" svg:height="6.351cm" svg:x="16.895cm" svg:y="0.356cm">
            <text:p text:style-name="P1"><text:span text:style-name="T1">Decision Function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006cm" fo:page-height="7.34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19T11:28:52.738000000</meta:creation-date>
    <dc:date>2023-04-19T20:33:29.819000000</dc:date>
    <meta:editing-duration>PT12M22S</meta:editing-duration>
    <meta:editing-cycles>3</meta:editing-cycles>
    <meta:generator>LibreOffice/7.2.2.2$Windows_X86_64 LibreOffice_project/02b2acce88a210515b4a5bb2e46cbfb63fe97d56</meta:generator>
    <meta:document-statistic meta:object-count="10"/>
  </office:meta>
</office:document-meta>
</file>